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usiness Proposal: The Procrastinator’s Reminder Service</text:h>
      <text:h text:style-name="Heading_20_2" text:outline-level="2">Executive Summary</text:h>
      <text:p text:style-name="Text_20_body">The Procrastinator’s Reminder Service is a light-hearted yet practical solution designed to assist individuals who struggle with task management and timely completion of responsibilities. By offering tiered reminder levels ranging from simple notifications to in-person, theatrical prompts, the service combines efficiency with humor, providing customers with an engaging approach to productivity.</text:p>
      <text:h text:style-name="Heading_20_2" text:outline-level="2">Company Overview</text:h>
      <text:p text:style-name="Text_20_body">The organization specializes in customized reminder services tailored to personal and professional tasks. Through a blend of digital tools and optional human-delivered experiences, the company aims to offer a memorable means of boosting accountability while maintaining a playful tone.</text:p>
      <text:h text:style-name="Heading_20_2" text:outline-level="2">Mission Statement</text:h>
      <text:p text:style-name="Text_20_body">To enhance personal productivity by delivering timely, creative, and increasingly persuasive reminders that motivate individuals to accomplish their tasks with both effectiveness and amusement.</text:p>
      <text:h text:style-name="Heading_20_2" text:outline-level="2">Services</text:h>
      <text:h text:style-name="Heading_20_3" text:outline-level="3">Level 1: Standard Digital Reminders</text:h>
      <text:p text:style-name="Text_20_body">Email and text notifications delivered at predetermined intervals.</text:p>
      <text:h text:style-name="Heading_20_3" text:outline-level="3">Level 2: Personalized Multimedia Alerts</text:h>
      <text:p text:style-name="Text_20_body">Short video or audio messages crafted with a humorous tone.</text:p>
      <text:h text:style-name="Heading_20_3" text:outline-level="3">Level 3: Friendly Live Calls</text:h>
      <text:p text:style-name="Text_20_body">Scheduled phone calls from trained staff who offer polite yet firm encouragement.</text:p>
      <text:h text:style-name="Heading_20_3" text:outline-level="3">Level 4: Thematic Reminder Packages</text:h>
      <text:p text:style-name="Text_20_body">Messages delivered through theatrical characters, including historians, detectives, and poets.</text:p>
      <text:h text:style-name="Heading_20_3" text:outline-level="3">Level 5: On-Site Operatic Delivery</text:h>
      <text:p text:style-name="Text_20_body">A professional singer arrives at the client’s location to perform a dramatic reminder as a final escalation.</text:p>
      <text:h text:style-name="Heading_20_2" text:outline-level="2"><text:soft-page-break/>Target Market</text:h>
      <text:p text:style-name="Text_20_body">The primary audience includes students, remote workers, freelancers, and professionals whose productivity habits benefit from structured reminders. Secondary markets include corporate teams interested in motivational service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6T23:38:07.143140200</meta:creation-date>
    <dc:date>2025-12-06T23:39:01.766300400</dc:date>
    <meta:editing-duration>PT54S</meta:editing-duration>
    <meta:editing-cycles>1</meta:editing-cycles>
    <meta:document-statistic meta:table-count="0" meta:image-count="0" meta:object-count="0" meta:page-count="2" meta:paragraph-count="20" meta:word-count="237" meta:character-count="1807" meta:non-whitespace-character-count="1590"/>
    <meta:generator>LibreOffice/25.8.3.2$Windows_X86_64 LibreOffice_project/8ca8d55c161d602844f5428fa4b58097424e324e</meta:generator>
  </office:meta>
</office:document-meta>
</file>